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olas" officeooo:rsid="000c509c" officeooo:paragraph-rsid="000c509c"/>
    </style:style>
    <style:style style:name="P2" style:family="paragraph" style:parent-style-name="Standard">
      <style:paragraph-properties fo:text-align="center" style:justify-single-word="false"/>
      <style:text-properties style:font-name="Consolas" fo:font-weight="bold" officeooo:rsid="000c509c" officeooo:paragraph-rsid="000c509c"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Chat/EasyChat Introduction</text:p>
      <text:p text:style-name="P1"/>
      <text:p text:style-name="P1">To use a software service such as any social media platforms, forums or chat clients, the user is often required to go through some registration and verification process in order to create an user account before gaining access to the service. To some, this might seem very off putting, as the user might need to access the service immediately with short notice, or they simply do not intend to use the service frequently.</text:p>
      <text:p text:style-name="P1"/>
      <text:p text:style-name="P1">EasyChat is a text based in-browser chat client that allows anyone to quickly, and without the need to create an account to create a chat room right away and start communicating with other users.</text:p>
      <text:p text:style-name="P1"/>
      <text:p text:style-name="P1">Why register when you can start chatting right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5.3$Windows_x86 LibreOffice_project/1c1366bba2ba2b554cd2ca4d87c06da81c05d24</meta:generator>
    <dc:date>2014-03-16T15:37:36.230000000</dc:date>
    <meta:document-statistic meta:table-count="0" meta:image-count="0" meta:object-count="0" meta:page-count="1" meta:paragraph-count="4" meta:word-count="118" meta:character-count="699" meta:non-whitespace-character-count="585"/>
    <meta:user-defined meta:name="Info 1"/>
    <meta:user-defined meta:name="Info 2"/>
    <meta:user-defined meta:name="Info 3"/>
    <meta:user-defined meta:name="Info 4"/>
  </office:meta>
</office:document-meta>
</file>